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 (degree C)</text:p>
          </table:table-cell>
          <table:table-cell office:value-type="string" calcext:value-type="string">
            <text:p>P_sat (Mpa)</text:p>
          </table:table-cell>
          <table:table-cell office:value-type="string" calcext:value-type="string">
            <text:p>h_l</text:p>
          </table:table-cell>
          <table:table-cell office:value-type="string" calcext:value-type="string">
            <text:p>h_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142" calcext:value-type="float">
            <text:p>0.10142</text:p>
          </table:table-cell>
          <table:table-cell office:value-type="float" office:value="419.2" calcext:value-type="float">
            <text:p>419.2</text:p>
          </table:table-cell>
          <table:table-cell office:value-type="float" office:value="2675.6" calcext:value-type="float">
            <text:p>2675.6</text:p>
          </table:table-cell>
        </table:table-row>
        <table:table-row table:style-name="ro1">
          <table:table-cell office:value-type="float" office:value="101.67" calcext:value-type="float">
            <text:p>101.67</text:p>
          </table:table-cell>
          <table:table-cell table:formula="of:=[.B2]+(([.$A3]-[.$A2])/([.$A4]-[.$A2]))*([.B4]-[.B2])" office:value-type="float" office:value="0.10842732" calcext:value-type="float">
            <text:p>0.10842732</text:p>
          </table:table-cell>
          <table:table-cell table:formula="of:=[.C2]+(([.$A3]-[.$A2])/([.$A4]-[.$A2]))*([.C4]-[.C2])" office:value-type="float" office:value="426.2474" calcext:value-type="float">
            <text:p>426.2474</text:p>
          </table:table-cell>
          <table:table-cell table:formula="of:=[.D2]+(([.$A3]-[.$A2])/([.$A4]-[.$A2]))*([.D4]-[.D2])" office:value-type="float" office:value="2678.1885" calcext:value-type="float">
            <text:p>2678.1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338" calcext:value-type="float">
            <text:p>0.14338</text:p>
          </table:table-cell>
          <table:table-cell office:value-type="float" office:value="461.4" calcext:value-type="float">
            <text:p>461.4</text:p>
          </table:table-cell>
          <table:table-cell office:value-type="float" office:value="2691.1" calcext:value-type="float">
            <text:p>2691.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9867" calcext:value-type="float">
            <text:p>0.19867</text:p>
          </table:table-cell>
          <table:table-cell office:value-type="float" office:value="503.8" calcext:value-type="float">
            <text:p>503.8</text:p>
          </table:table-cell>
          <table:table-cell office:value-type="float" office:value="2705.9" calcext:value-type="float">
            <text:p>2705.9</text:p>
          </table:table-cell>
        </table:table-row>
        <table:table-row table:style-name="ro1">
          <table:table-cell office:value-type="float" office:value="121.11" calcext:value-type="float">
            <text:p>121.11</text:p>
          </table:table-cell>
          <table:table-cell table:formula="of:=[.B5]+(([.$A6]-[.$A5])/([.$A7]-[.$A5]))*([.B7]-[.B5])" office:value-type="float" office:value="0.20661871" calcext:value-type="float">
            <text:p>0.20661871</text:p>
          </table:table-cell>
          <table:table-cell table:formula="of:=[.C5]+(([.$A6]-[.$A5])/([.$A7]-[.$A5]))*([.C7]-[.C5])" office:value-type="float" office:value="508.5286" calcext:value-type="float">
            <text:p>508.5286</text:p>
          </table:table-cell>
          <table:table-cell table:formula="of:=[.D5]+(([.$A6]-[.$A5])/([.$A7]-[.$A5]))*([.D7]-[.D5])" office:value-type="float" office:value="2707.4762" calcext:value-type="float">
            <text:p>2707.47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028" calcext:value-type="float">
            <text:p>0.27028</text:p>
          </table:table-cell>
          <table:table-cell office:value-type="float" office:value="546.4" calcext:value-type="float">
            <text:p>546.4</text:p>
          </table:table-cell>
          <table:table-cell office:value-type="float" office:value="2720.1" calcext:value-type="float">
            <text:p>2720.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9867" calcext:value-type="float">
            <text:p>0.19867</text:p>
          </table:table-cell>
          <table:table-cell office:value-type="float" office:value="503.8" calcext:value-type="float">
            <text:p>503.8</text:p>
          </table:table-cell>
          <table:table-cell office:value-type="float" office:value="2705.9" calcext:value-type="float">
            <text:p>2705.9</text:p>
          </table:table-cell>
        </table:table-row>
        <table:table-row table:style-name="ro1">
          <table:table-cell table:formula="of:=[.A8]+([.B9]-[.B8])/([.B11]-[.B8])*([.A11]-[.A8])" office:value-type="float" office:value="123.062421449518" calcext:value-type="float">
            <text:p>123.062421449518</text:p>
          </table:table-cell>
          <table:table-cell office:value-type="float" office:value="0.2206" calcext:value-type="float">
            <text:p>0.2206</text:p>
          </table:table-cell>
          <table:table-cell table:formula="of:=[.C8]+([.$A9]-[.$A8])/([.$A11]-[.$A8])*([.C11]-[.C8])" office:value-type="float" office:value="516.845915374948" calcext:value-type="float">
            <text:p>516.845915374948</text:p>
          </table:table-cell>
          <table:table-cell table:formula="of:=[.D8]+([.$A9]-[.$A8])/([.$A11]-[.$A8])*([.D11]-[.D8])" office:value-type="float" office:value="2710.24863845832" calcext:value-type="float">
            <text:p>2710.24863845832</text:p>
          </table:table-cell>
        </table:table-row>
        <table:table-row table:style-name="ro1">
          <table:table-cell table:formula="of:=[.A8]+([.B10]-[.B8])/([.B11]-[.B8])*([.A11]-[.A8])" office:value-type="float" office:value="124.025974025974" calcext:value-type="float">
            <text:p>124.025974025974</text:p>
          </table:table-cell>
          <table:table-cell office:value-type="float" office:value="0.2275" calcext:value-type="float">
            <text:p>0.2275</text:p>
          </table:table-cell>
          <table:table-cell table:formula="of:=[.C8]+([.$A10]-[.$A8])/([.$A11]-[.$A8])*([.C11]-[.C8])" office:value-type="float" office:value="520.950649350649" calcext:value-type="float">
            <text:p>520.950649350649</text:p>
          </table:table-cell>
          <table:table-cell table:formula="of:=[.D8]+([.$A10]-[.$A8])/([.$A11]-[.$A8])*([.D11]-[.D8])" office:value-type="float" office:value="2711.61688311688" calcext:value-type="float">
            <text:p>2711.616883116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028" calcext:value-type="float">
            <text:p>0.27028</text:p>
          </table:table-cell>
          <table:table-cell office:value-type="float" office:value="546.4" calcext:value-type="float">
            <text:p>546.4</text:p>
          </table:table-cell>
          <table:table-cell office:value-type="float" office:value="2720.1" calcext:value-type="float">
            <text:p>272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1T21:53:39.680000000</meta:creation-date>
    <dc:date>2023-07-11T22:41:50.261000000</dc:date>
    <meta:editing-duration>PT14M</meta:editing-duration>
    <meta:editing-cycles>1</meta:editing-cycles>
    <meta:document-statistic meta:table-count="1" meta:cell-count="44" meta:object-count="0"/>
    <meta:generator>LibreOffice/7.1.3.2$Windows_X86_64 LibreOffice_project/47f78053abe362b9384784d31a6e56f8511eb1c1</meta:generator>
  </office:meta>
</office:document-meta>
</file>